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Open Sans'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rial" officeooo:rsid="000a99bd" officeooo:paragraph-rsid="000a99bd"/>
    </style:style>
    <style:style style:name="P3" style:family="paragraph" style:parent-style-name="Standard">
      <style:text-properties style:font-name="Arial" officeooo:rsid="000ad215" officeooo:paragraph-rsid="000ad215"/>
    </style:style>
    <style:style style:name="P4" style:family="paragraph" style:parent-style-name="Standard">
      <style:text-properties style:font-name="Arial" officeooo:rsid="000c5986" officeooo:paragraph-rsid="000c5986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016d3" officeooo:paragraph-rsid="001016d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1016d3" officeooo:paragraph-rsid="001016d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016d3" officeooo:paragraph-rsid="001016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75b8c" officeooo:paragraph-rsid="001776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272c8" officeooo:paragraph-rsid="001272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4c9cc" officeooo:paragraph-rsid="0014c9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7a2a9" officeooo:paragraph-rsid="0017a2a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9e7ca" officeooo:paragraph-rsid="0019e7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ba834" officeooo:paragraph-rsid="001ba8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c69fa" officeooo:paragraph-rsid="001c69f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f1e8f" officeooo:paragraph-rsid="001f1e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16d3" officeooo:paragraph-rsid="001016d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bbe2"/>
    </style:style>
    <style:style style:name="T2" style:family="text">
      <style:text-properties officeooo:rsid="000d595b"/>
    </style:style>
    <style:style style:name="T3" style:family="text">
      <style:text-properties officeooo:rsid="001272c8"/>
    </style:style>
    <style:style style:name="T4" style:family="text">
      <style:text-properties officeooo:rsid="0014c9cc"/>
    </style:style>
    <style:style style:name="T5" style:family="text">
      <style:text-properties officeooo:rsid="0016a35f"/>
    </style:style>
    <style:style style:name="T6" style:family="text">
      <style:text-properties style:font-name="Arial"/>
    </style:style>
    <style:style style:name="T7" style:family="text">
      <style:text-properties officeooo:rsid="00177661"/>
    </style:style>
    <style:style style:name="T8" style:family="text">
      <style:text-properties officeooo:rsid="00183bae"/>
    </style:style>
    <style:style style:name="T9" style:family="text">
      <style:text-properties officeooo:rsid="001ba834"/>
    </style:style>
    <style:style style:name="T10" style:family="text">
      <style:text-properties officeooo:rsid="001c6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2">página</text:span> inicial é composta por dois elementos, sendo um botão do tipo input, que permite ao usuário a escolha da base de dados presente na máquina, e um outro botão do tipo submit que confirma o envio da base de dados para a pasta do projeto, para que seja utilizada nas demais telas.</text:p>
      <text:p text:style-name="P2"/>
      <text:p text:style-name="P3">A segunda <text:span text:style-name="T2">página</text:span> é compo<text:span text:style-name="T1">s</text:span>ta por uma tabela que lista todos os dados da base de dados, permitindo a visualização completa desses dados. Nessa tela também est<text:span text:style-name="T1">ão presentes um elemento select multiple, que permite que o usuário escolha as colunas que irá usar para a construção de uma nova base de dados apenas com os dados selecionados pelo usuário.</text:span></text:p>
      <text:p text:style-name="P3"/>
      <text:p text:style-name="P4">A terceira <text:span text:style-name="T2">página</text:span> é responsável por listar <text:span text:style-name="T2">os dado que foram selecionados na página anterior e gerar a base de dados limpa.</text:span></text:p>
      <text:p text:style-name="P4"/>
      <text:p text:style-name="P5">Materiais e métodos</text:p>
      <text:p text:style-name="P7"/>
      <text:p text:style-name="P5">HTML</text:p>
      <text:p text:style-name="P7"/>
      <text:p text:style-name="P8">HTML é a sigla para “HyperText Markup Language”, que significa “Linguagem de Marcação de Hipertexto”. <text:span text:style-name="T7">C</text:span>riada por Tim Barners Lee na década de 1990, <text:span text:style-name="T7">a linguagem de marcação</text:span> é atualmente controlada e mantida pela W3C (World Wide Web Consortium). É uma linguagem de marcação usada para desenvolvimento de paginas web que permite a criação de documentos que podem ser lidos por praticamente qualquer computador e são facilmente transmitidos pela Internet.</text:p>
      <text:p text:style-name="P12">Os códigos ou tags, como são conhecidos, servem para indicar o que são cada element<text:span text:style-name="T8">o</text:span> presente na página web <text:span text:style-name="T8">e quais suas funções</text:span>. <text:span text:style-name="T8">Essas tags indicam como o texto deve ser formatado, seja por meio de parágrafos, tabelas, títulos, imagens entre outros. Os navegadores identificam essas tags e apresentam a página de acordo como está especificada. Um documento do tipo HTML é um texto simples e que pode ser editado em qualquer editor de texto.</text:span></text:p>
      <text:p text:style-name="P12"/>
      <text:p text:style-name="P12"><text:a xlink:type="simple" xlink:href="https://www.significados.com.br/html/" text:style-name="Internet_20_link" text:visited-style-name="Visited_20_Internet_20_Link">https://www.significados.com.br/html/</text:a></text:p>
      <text:p text:style-name="P8"/>
      <text:p text:style-name="P7"/>
      <text:p text:style-name="P5">JavaScript</text:p>
      <text:p text:style-name="P7"/>
      <text:p text:style-name="P9">JavaScript é uma linguagem de programação criada por Brandan Eich em 1995. Primeiramente foi chamada de Mocha, e também recebeu nomes como Mona e LiveScript antes de ser chamada de JavaScript, que é como é conhecida atualmente. Inicialmente, JavaScript era limitado e de uso exclusivo da Netscape, empresa onde Eich atuava como especialista em sistemas para computadores. </text:p>
      <text:p text:style-name="P10">Atualmente o <text:span text:style-name="T3">JavaScript</text:span> é uma das linguagens de programação mais usadas <text:span text:style-name="T4">no mundo, estando presente em vários navegadores e sistemas operacionais de dispositivos moveis e desktops. Dados de 2016 apontam que a linguagem é usada por mais de 92% dos sites presentes na Internet, o que mostra que em pouco mais de 20 anos após ter sido criada, é uma das ferramentas mais importantes da programação web.</text:span></text:p>
      <text:p text:style-name="P11"><text:span text:style-name="T5">E</text:span>sse alto uso da linguagem pode ser explicado pela sua variada usabilidade e facilidade, pois o JavaScript, ou JS como é popularmente conhecido, é capaz de criar animações, mapas interativos, <text:span text:style-name="T5">gráficos</text:span> animados em 2 ou 3 dimensões e aplicativos para dispositivos moveis, <text:span text:style-name="T5">além de muitas outras aplicações. A linguagem é capaz de controlar os elementos presentes na página, por exemplo, imagine um sistema onde existe um relógio analógico </text:span><text:soft-page-break/><text:span text:style-name="T5">onde os ponteiros se movem de acordo com que o tempo passa. O movimentos dos ponteiros desse relógio pode ser feito usando JavaScript.</text:span></text:p>
      <text:p text:style-name="P10"/>
      <text:p text:style-name="P1"><text:a xlink:type="simple" xlink:href="https://www.weblink.com.br/blog/programacao/o-que-e-javascript/" text:style-name="Internet_20_link" text:visited-style-name="Visited_20_Internet_20_Link"><text:span text:style-name="T6">https://www.weblink.com.br/blog/programacao/o-que-e-javascript/</text:span></text:a></text:p>
      <text:p text:style-name="P7"/>
      <text:p text:style-name="P6">PHP</text:p>
      <text:p text:style-name="P7"/>
      <text:p text:style-name="P13">O PHP é uma linguagem de programação web criada pelo programador dinamarquês Rasmus Lerdorf, que usava um conjunto de códigos binários escritos em linguagem C, para fazer conexão entre sistemas e servidores através da Internet. <text:span text:style-name="T9">Inicialmente, esse conjunto de scripts, era usado por Rasmus para verificar a quantidade de acessos ao seu currículo, presente em seu site pessoal. </text:span></text:p>
      <text:p text:style-name="P14">Por ser uma linguagem composta por scripts, o PHP trabalha em conjunto com o HTML. A conexão entre a linguagem de programação e a linguagem de marcação acontece quando o programador insere um código PHP dentro de um script HTML. <text:span text:style-name="T10">Quando a pagina é acessada, o PHP é executado em um servidor que gera o código HTML e o retorna como página carregada para o navegador.</text:span></text:p>
      <text:p text:style-name="P15">PHP é amplamente usado no desenvolvimento web, desde sites e aplicações para a Internet, até mesmo extensões para WordPress e sistemas web, por exemplo. É uma das linguagens de programação mais versáteis e intuitivas existentes, sendo muito usada por programadores experientes e também por programadores iniciantes, por ter uma didática simples e de fácil compreensão. </text:p>
      <text:p text:style-name="P7"/>
      <text:p text:style-name="P7"><text:a xlink:type="simple" xlink:href="https://www.weblink.com.br/blog/php/o-que-e-php-conheca/" text:style-name="Internet_20_link" text:visited-style-name="Visited_20_Internet_20_Link">https://www.weblink.com.br/blog/php/o-que-e-php-conheca/</text:a></text:p>
      <text:p text:style-name="P7"/>
      <text:p text:style-name="P7"/>
      <text:p text:style-name="P6">CSS</text:p>
      <text:p text:style-name="P7"/>
      <text:p text:style-name="P16"/>
      <text:p text:style-name="P7"/>
      <text:p text:style-name="P6">Weka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Open Sans'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16:33.155302826</meta:creation-date>
    <dc:date>2019-11-19T23:27:01.990586688</dc:date>
    <meta:editing-duration>PT35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685" meta:character-count="4293" meta:non-whitespace-character-count="3625"/>
  </office:meta>
</office:document-meta>
</file>